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style:font-size-asian="10pt" style:font-size-complex="10pt"/>
    </style:style>
    <style:style style:name="P2" style:family="paragraph" style:parent-style-name="Heading_20_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paragraph-rsid="00247758" style:font-size-asian="10pt" style:font-size-complex="10pt"/>
    </style:style>
    <style:style style:name="P3" style:family="paragraph" style:parent-style-name="Heading_20_3">
      <style:paragraph-properties fo:margin-left="0cm" fo:margin-right="0cm" fo:margin-top="0cm" fo:margin-bottom="0cm" loext:contextual-spacing="false" style:line-height-at-least="0.661cm" fo:orphans="2" fo:widows="2" fo:text-indent="0cm" style:auto-text-indent="false" fo:padding="0cm" fo:border="none"/>
      <style:text-properties style:font-name="Liberation Serif" fo:font-size="10pt" officeooo:paragraph-rsid="00247758" style:font-size-asian="10pt" style:font-size-complex="10pt"/>
    </style:style>
    <style:style style:name="P4"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paragraph-rsid="00247758" style:font-size-asian="10pt" style:font-size-complex="10pt"/>
    </style:style>
    <style:style style:name="P6"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paragraph-rsid="0025b32f" style:font-size-asian="10pt" style:font-size-complex="10pt"/>
    </style:style>
    <style:style style:name="P7"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rsid="0026323d" officeooo:paragraph-rsid="0026323d" style:font-size-asian="10pt" style:font-size-complex="10pt"/>
    </style:style>
    <style:style style:name="P8"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rsid="0026323d" officeooo:paragraph-rsid="0028df20" style:font-size-asian="10pt" style:font-size-complex="10pt"/>
    </style:style>
    <style:style style:name="P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222222" style:font-name="Liberation Serif" fo:font-size="10pt" fo:letter-spacing="normal" fo:font-style="normal" fo:font-weight="normal" officeooo:rsid="0028df20" officeooo:paragraph-rsid="0028df20" style:font-size-asian="10pt" style:font-size-complex="10pt"/>
    </style:style>
    <style:style style:name="P10"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0pt" fo:letter-spacing="normal" fo:font-style="normal" fo:font-weight="normal" style:font-size-asian="10pt" style:font-size-complex="10pt"/>
    </style:style>
    <style:style style:name="P11"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0pt" fo:letter-spacing="normal" fo:font-style="normal" fo:font-weight="normal" officeooo:paragraph-rsid="0021bb81" style:font-size-asian="10pt" style:font-size-complex="10pt"/>
    </style:style>
    <style:style style:name="P1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0pt" fo:letter-spacing="normal" fo:font-style="normal" fo:font-weight="normal" officeooo:rsid="001eb283" officeooo:paragraph-rsid="00232fa0" fo:background-color="transparent" style:font-size-asian="10pt" style:font-size-complex="10pt"/>
    </style:style>
    <style:style style:name="P13"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3pt" fo:letter-spacing="normal" fo:font-style="normal" fo:font-weight="normal" officeooo:rsid="00206300" officeooo:paragraph-rsid="00206300" fo:background-color="transparent" style:font-size-asian="13pt" style:font-size-complex="13pt"/>
    </style:style>
    <style:style style:name="P14"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0pt" fo:letter-spacing="normal" fo:font-style="normal" fo:font-weight="normal" fo:background-color="transparent" style:font-size-asian="10pt" style:font-size-complex="10pt"/>
    </style:style>
    <style:style style:name="P15"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0pt" fo:letter-spacing="normal" fo:font-style="normal" fo:font-weight="normal" officeooo:rsid="00206300" officeooo:paragraph-rsid="00206300" fo:background-color="transparent" style:font-size-asian="10pt" style:font-size-complex="10pt"/>
    </style:style>
    <style:style style:name="P16"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333333" style:font-name="Liberation Serif" fo:font-size="10pt" fo:letter-spacing="normal" fo:font-style="normal" fo:font-weight="normal" officeooo:paragraph-rsid="0021bb81" style:font-size-asian="10pt" style:font-size-complex="10pt"/>
    </style:style>
    <style:style style:name="P17"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333333" style:font-name="Liberation Serif" fo:font-size="10pt" fo:letter-spacing="normal" fo:font-style="normal" fo:font-weight="normal" officeooo:paragraph-rsid="00232fa0" style:font-size-asian="10pt" style:font-size-complex="10pt"/>
    </style:style>
    <style:style style:name="P1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333333" style:font-name="Liberation Serif" fo:font-size="10pt" fo:letter-spacing="normal" fo:font-style="normal" fo:font-weight="normal" officeooo:rsid="002fc010" officeooo:paragraph-rsid="002fc010" style:font-size-asian="10pt" style:font-size-complex="10pt"/>
    </style:style>
    <style:style style:name="P19"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333333" style:font-name="Liberation Serif" fo:font-size="10pt" fo:letter-spacing="normal" fo:font-style="normal" fo:font-weight="normal" officeooo:rsid="00206300" officeooo:paragraph-rsid="00206300" fo:background-color="transparent" style:font-size-asian="10pt" style:font-size-complex="10pt"/>
    </style:style>
    <style:style style:name="P20"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333333" style:font-name="Liberation Serif" fo:font-size="10pt" fo:letter-spacing="normal" fo:font-style="normal" fo:font-weight="normal" officeooo:paragraph-rsid="0021bb81" style:font-size-asian="10pt" style:font-size-complex="10pt"/>
    </style:style>
    <style:style style:name="P21" style:family="paragraph" style:parent-style-name="Text_20_body">
      <style:paragraph-properties fo:margin-left="0cm" fo:margin-right="0cm" fo:margin-top="0cm" fo:margin-bottom="0.397cm" loext:contextual-spacing="false" fo:line-height="150%"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22" style:family="paragraph" style:parent-style-name="Text_20_body">
      <style:paragraph-properties fo:margin-left="0cm" fo:margin-right="0cm" fo:margin-top="0cm" fo:margin-bottom="0.397cm" loext:contextual-spacing="false" fo:line-height="150%" fo:text-align="start" style:justify-single-word="false" fo:orphans="2" fo:widows="2" fo:text-indent="0cm" style:auto-text-indent="false"/>
      <style:text-properties fo:font-variant="normal" fo:text-transform="none" fo:color="#000000" style:font-name="Liberation Serif" fo:font-size="9pt" fo:letter-spacing="normal" fo:font-style="normal" fo:font-weight="normal" style:font-size-asian="9pt" style:font-size-complex="9pt"/>
    </style:style>
    <style:style style:name="P23" style:family="paragraph" style:parent-style-name="Standard">
      <style:text-properties fo:font-size="10pt" officeooo:rsid="001eb283" officeooo:paragraph-rsid="001eb283" style:font-size-asian="10pt" style:font-size-complex="10pt"/>
    </style:style>
    <style:style style:name="P24" style:family="paragraph" style:parent-style-name="Standard">
      <style:text-properties fo:color="#000000" style:font-name="Liberation Serif" fo:font-size="10pt" officeooo:rsid="0028df20" officeooo:paragraph-rsid="0028df20" fo:background-color="transparent" style:font-size-asian="10pt" style:font-size-complex="10pt"/>
    </style:style>
    <style:style style:name="P25" style:family="paragraph" style:parent-style-name="Standard">
      <style:text-properties fo:color="#000000" style:font-name="Liberation Serif" fo:font-size="10pt" officeooo:rsid="001eb283" officeooo:paragraph-rsid="001eb283" fo:background-color="transparent" style:font-size-asian="10pt" style:font-size-complex="10pt"/>
    </style:style>
    <style:style style:name="P26" style:family="paragraph" style:parent-style-name="Standard">
      <style:text-properties fo:color="#000000" style:font-name="Liberation Serif" fo:font-size="10pt" officeooo:rsid="00296ea4" officeooo:paragraph-rsid="00296ea4" fo:background-color="transparent" style:font-size-asian="10pt" style:font-size-complex="10pt"/>
    </style:style>
    <style:style style:name="P27" style:family="paragraph" style:parent-style-name="Standard">
      <style:text-properties fo:color="#000000" style:font-name="Liberation Serif" fo:font-size="10pt" officeooo:rsid="002af840" officeooo:paragraph-rsid="002af840" fo:background-color="transparent" style:font-size-asian="10pt" style:font-size-complex="10pt"/>
    </style:style>
    <style:style style:name="P28" style:family="paragraph" style:parent-style-name="Standard">
      <style:text-properties fo:color="#000000" style:font-name="Liberation Serif" fo:font-size="10pt" officeooo:rsid="002af93e" officeooo:paragraph-rsid="002af93e" fo:background-color="transparent" style:font-size-asian="10pt" style:font-size-complex="10pt"/>
    </style:style>
    <style:style style:name="P29" style:family="paragraph" style:parent-style-name="Standard">
      <style:text-properties fo:color="#000000" style:font-name="Liberation Serif" fo:font-size="10pt" officeooo:rsid="002c9887" officeooo:paragraph-rsid="002c9887" fo:background-color="transparent" style:font-size-asian="10pt" style:font-size-complex="10pt"/>
    </style:style>
    <style:style style:name="P30" style:family="paragraph" style:parent-style-name="Standard">
      <style:text-properties fo:color="#000000" style:font-name="Liberation Serif" fo:font-size="10pt" officeooo:paragraph-rsid="002af840"/>
    </style:style>
    <style:style style:name="P31" style:family="paragraph" style:parent-style-name="Standard">
      <style:text-properties fo:color="#000000" style:font-name="Liberation Serif" fo:font-size="11pt" officeooo:rsid="002c9887" officeooo:paragraph-rsid="002c9887" fo:background-color="transparent" style:font-size-asian="11pt" style:font-size-complex="11pt"/>
    </style:style>
    <style:style style:name="P32" style:family="paragraph" style:parent-style-name="Standard">
      <style:text-properties officeooo:paragraph-rsid="002af93e"/>
    </style:style>
    <style:style style:name="P33" style:family="paragraph" style:parent-style-name="Standard">
      <style:text-properties officeooo:paragraph-rsid="00309985"/>
    </style:style>
    <style:style style:name="P34" style:family="paragraph" style:parent-style-name="Standard">
      <style:text-properties fo:font-size="11pt" style:font-size-asian="11pt" style:font-size-complex="11pt"/>
    </style:style>
    <style:style style:name="P35" style:family="paragraph" style:parent-style-name="Text_20_body">
      <style:text-properties fo:font-variant="normal" fo:text-transform="none" fo:color="#000000" style:font-name="Liberation Serif" fo:font-size="10pt" fo:letter-spacing="normal" fo:font-style="normal" fo:font-weight="normal" officeooo:rsid="001eb283" officeooo:paragraph-rsid="001eb283" fo:background-color="transparent" style:font-size-asian="10pt" style:font-size-complex="10pt"/>
    </style:style>
    <style:style style:name="P36" style:family="paragraph" style:parent-style-name="Text_20_body">
      <style:text-properties fo:font-variant="normal" fo:text-transform="none" fo:color="#000000" style:font-name="Liberation Serif" fo:font-size="10pt" fo:letter-spacing="normal" fo:font-style="normal" fo:font-weight="normal" officeooo:rsid="002c9887" officeooo:paragraph-rsid="002c9887" fo:background-color="transparent" style:font-size-asian="10pt" style:font-size-complex="10pt"/>
    </style:style>
    <style:style style:name="P37" style:family="paragraph" style:parent-style-name="Text_20_body">
      <style:text-properties fo:font-variant="normal" fo:text-transform="none" fo:color="#000000" style:font-name="Liberation Serif" fo:font-size="9pt" fo:letter-spacing="normal" fo:font-style="normal" fo:font-weight="normal" officeooo:rsid="002c9887" officeooo:paragraph-rsid="002c9887" fo:background-color="transparent" style:font-size-asian="9pt" style:font-size-complex="9pt"/>
    </style:style>
    <style:style style:name="P38" style:family="paragraph" style:parent-style-name="Text_20_body">
      <style:text-properties fo:font-variant="normal" fo:text-transform="none" fo:color="#000000" style:font-name="Liberation Serif" fo:font-size="9pt" fo:letter-spacing="normal" fo:language="en" fo:country="IN" fo:font-style="normal" fo:font-weight="normal" officeooo:rsid="002c9887" officeooo:paragraph-rsid="002c9887" fo:background-color="transparent" style:font-size-asian="9pt" style:font-size-complex="9pt" loext:padding="0cm" loext:border="none"/>
    </style:style>
    <style:style style:name="P39" style:family="paragraph" style:parent-style-name="Heading_20_3">
      <style:text-properties fo:font-variant="normal" fo:text-transform="none" fo:color="#294a70" style:font-name="Arial" fo:font-size="12.75pt" fo:letter-spacing="normal" fo:font-style="normal" fo:font-weight="normal" officeooo:rsid="002c9887" officeooo:paragraph-rsid="002c9887" fo:background-color="transparent" style:font-size-asian="10pt" style:font-size-complex="10pt"/>
    </style:style>
    <style:style style:name="P40" style:family="paragraph" style:parent-style-name="Heading_20_3">
      <style:text-properties fo:font-variant="normal" fo:text-transform="none" fo:color="#000000" style:font-name="Liberation Serif" fo:font-size="10pt" fo:letter-spacing="normal" fo:font-style="normal" fo:font-weight="normal" officeooo:rsid="002c9887" officeooo:paragraph-rsid="002c9887" fo:background-color="transparent" style:font-size-asian="10pt" style:font-size-complex="10pt"/>
    </style:style>
    <style:style style:name="P41" style:family="paragraph" style:parent-style-name="Text_20_body" style:list-style-name="L1">
      <style:paragraph-properties fo:margin-left="0cm" fo:margin-right="0cm" fo:margin-top="0cm" fo:margin-bottom="0.397cm" loext:contextual-spacing="false" fo:text-align="start" style:justify-single-word="false" fo:orphans="2" fo:widows="2" fo:text-indent="0cm" style:auto-text-indent="false" fo:padding="0cm" fo:border="none"/>
      <style:text-properties fo:font-variant="normal" fo:text-transform="none" fo:color="#000000" style:font-name="Liberation Serif" fo:font-size="9pt" fo:letter-spacing="normal" fo:font-style="normal" fo:font-weight="normal" style:font-size-asian="9pt" style:font-size-complex="9pt"/>
    </style:style>
    <style:style style:name="P42" style:family="paragraph" style:parent-style-name="Text_20_body" style:list-style-name="L1">
      <style:paragraph-properties fo:margin-top="0cm" fo:margin-bottom="0.397cm" loext:contextual-spacing="false" fo:text-align="start" style:justify-single-word="false" fo:orphans="2" fo:widows="2" fo:padding="0cm" fo:border="none"/>
      <style:text-properties fo:font-variant="normal" fo:text-transform="none" fo:color="#000000" style:font-name="Liberation Serif" fo:font-size="9pt" fo:letter-spacing="normal" fo:font-style="normal" fo:font-weight="normal" style:font-size-asian="9pt" style:font-size-complex="9pt"/>
    </style:style>
    <style:style style:name="P43" style:family="paragraph" style:parent-style-name="Text_20_body" style:list-style-name="L1">
      <style:paragraph-properties fo:margin-top="0cm" fo:margin-bottom="0.397cm" loext:contextual-spacing="false" fo:text-align="start" style:justify-single-word="false" fo:orphans="2" fo:widows="2" fo:padding="0cm" fo:border="none"/>
      <style:text-properties fo:font-variant="normal" fo:text-transform="none" fo:color="#000000" style:font-name="Liberation Serif" fo:font-size="9pt" fo:letter-spacing="normal" fo:font-style="normal" fo:font-weight="normal" officeooo:paragraph-rsid="002c9887" style:font-size-asian="9pt" style:font-size-complex="9pt"/>
    </style:style>
    <style:style style:name="T1"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22222" style:text-line-through-style="none" style:text-line-through-type="none" fo:letter-spacing="normal" fo:font-style="normal" style:text-underline-style="none" fo:font-weight="normal" officeooo:rsid="00247758" style:text-blinking="false" fo:background-color="transparent" loext:char-shading-value="0"/>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02124" style:font-name="Liberation Serif" fo:font-size="9pt" fo:letter-spacing="normal" fo:font-style="normal" fo:font-weight="normal" style:font-size-asian="9pt" style:font-size-complex="9pt"/>
    </style:style>
    <style:style style:name="T5" style:family="text">
      <style:text-properties fo:font-variant="normal" fo:text-transform="none" fo:color="#273239" style:font-name="Liberation Serif" fo:font-size="10pt" fo:letter-spacing="normal" fo:font-style="normal" fo:font-weight="normal" fo:background-color="transparent" loext:char-shading-value="0" style:font-size-asian="10pt" style:font-size-complex="10pt"/>
    </style:style>
    <style:style style:name="T6" style:family="text">
      <style:text-properties fo:font-variant="normal" fo:text-transform="none" fo:color="#273239" style:font-name="Liberation Serif" fo:font-size="10pt" fo:letter-spacing="normal" fo:font-style="normal" fo:font-weight="normal" fo:background-color="transparent" loext:char-shading-value="0" style:font-size-asian="10pt" style:font-size-complex="10pt" loext:padding="0cm" loext:border="none"/>
    </style:style>
    <style:style style:name="T7" style:family="text">
      <style:text-properties fo:font-variant="normal" fo:text-transform="none" fo:color="#273239" style:font-name="Liberation Serif" fo:font-size="11pt" fo:letter-spacing="normal" fo:font-style="normal" fo:font-weight="normal" style:font-size-asian="11pt" style:font-size-complex="11pt" loext:padding="0cm" loext:border="none"/>
    </style:style>
    <style:style style:name="T8" style:family="text">
      <style:text-properties fo:font-variant="normal" fo:text-transform="none" fo:letter-spacing="normal" fo:font-style="normal" fo:font-weight="normal"/>
    </style:style>
    <style:style style:name="T9" style:family="text">
      <style:text-properties fo:color="#333333"/>
    </style:style>
    <style:style style:name="T10" style:family="text">
      <style:text-properties fo:color="#333333" officeooo:rsid="0021bb81" fo:background-color="transparent" loext:char-shading-value="0"/>
    </style:style>
    <style:style style:name="T11" style:family="text">
      <style:text-properties fo:color="#333333" fo:font-size="10pt" style:font-size-asian="10pt" style:font-size-complex="10pt"/>
    </style:style>
    <style:style style:name="T12" style:family="text">
      <style:text-properties fo:color="#333333" fo:font-size="10pt" fo:font-weight="normal" style:font-size-asian="10pt" style:font-size-complex="10pt"/>
    </style:style>
    <style:style style:name="T13" style:family="text">
      <style:text-properties officeooo:rsid="002af840" fo:background-color="transparent" loext:char-shading-value="0" style:font-size-asian="10pt" style:font-size-complex="10pt"/>
    </style:style>
    <style:style style:name="T14" style:family="text">
      <style:text-properties officeooo:rsid="0028df20"/>
    </style:style>
    <style:style style:name="T15" style:family="text">
      <style:text-properties officeooo:rsid="00296ea4"/>
    </style:style>
    <style:style style:name="T16" style:family="text">
      <style:text-properties officeooo:rsid="002af840"/>
    </style:style>
    <style:style style:name="T17" style:family="text">
      <style:text-properties fo:color="#000000" style:font-name="Liberation Serif" fo:font-size="10pt" officeooo:rsid="002af93e" fo:background-color="transparent" loext:char-shading-value="0" style:font-size-asian="10pt" style:font-size-complex="10pt"/>
    </style:style>
    <style:style style:name="T18" style:family="text">
      <style:text-properties fo:color="#000000" style:font-name="Liberation Serif" fo:font-size="10pt" officeooo:rsid="00309985" fo:background-color="transparent" loext:char-shading-value="0" style:font-size-asian="10pt" style:font-size-complex="10pt"/>
    </style:style>
    <style:style style:name="T19" style:family="text">
      <style:text-properties style:font-name="Liberation Serif" fo:font-size="10pt" fo:background-color="transparent" loext:char-shading-value="0" style:font-size-asian="10pt" style:font-size-complex="10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What is computer network?</text:p>
      <text:p text:style-name="P35">A computer network is a group of two or more interconnected computer systems. You can establish a network connection using either cable or wireless media.</text:p>
      <text:p text:style-name="P14">Every network involves hardware and software that connects computers and tools.</text:p>
      <text:p text:style-name="P15">Computer Network major components:</text:p>
      <text:p text:style-name="P13"><text:span text:style-name="T11">Some important network components are </text:span><text:span text:style-name="Strong_20_Emphasis"><text:span text:style-name="T12">NIC</text:span></text:span><text:span text:style-name="T11">, </text:span><text:span text:style-name="Strong_20_Emphasis"><text:span text:style-name="T12">switch</text:span></text:span><text:span text:style-name="T11">, </text:span><text:span text:style-name="Strong_20_Emphasis"><text:span text:style-name="T12">cable</text:span></text:span><text:span text:style-name="T11">, </text:span><text:span text:style-name="Strong_20_Emphasis"><text:span text:style-name="T12">hub</text:span></text:span><text:span text:style-name="T11">, </text:span><text:span text:style-name="Strong_20_Emphasis"><text:span text:style-name="T12">router</text:span></text:span><text:span text:style-name="T11">, and </text:span><text:span text:style-name="Strong_20_Emphasis"><text:span text:style-name="T12">modem</text:span></text:span><text:span text:style-name="T11">.</text:span></text:p>
      <text:h text:style-name="P19" text:outline-level="3"/>
      <text:h text:style-name="P19" text:outline-level="3">Switches :</text:h>
      <text:p text:style-name="P11"><text:span text:style-name="T10">It work as controller w</text:span><text:span text:style-name="T9">hich connects computers, printers, and other hardware devices to a network.</text:span></text:p>
      <text:p text:style-name="P16">It allows devices on your network to communicate with each other, as well as with other networks. It helps you to share resources and reduce the costing of any organization.</text:p>
      <text:p text:style-name="P18">Have more than two ports</text:p>
      <text:h text:style-name="P20" text:outline-level="3">Routers:</text:h>
      <text:p text:style-name="P16">Routers help you to connect with multiple networks. It enables you to share a single internet connection with multiple devices</text:p>
      <text:p text:style-name="P17">This networking component acts as a dispatcher, which allows you to analyze data sent across a network. It automatically selects the best route for data to travel and send it on its way.</text:p>
      <text:p text:style-name="P12">Servers:</text:p>
      <text:p text:style-name="P10">Servers are computers that hold shared programs, files, and the network operating system. Servers allow access to network resources to all the users of the network.</text:p>
      <text:h text:style-name="P1" text:outline-level="3">Clients:</text:h>
      <text:p text:style-name="P10">Clients are computer devices which access and uses the network as well as shares network resources. They are also users of the network, as they can send and receive requests from the server.</text:p>
      <text:h text:style-name="P1" text:outline-level="3">Transmission Media:</text:h>
      <text:p text:style-name="P10">Transmission media is a carrier used to interconnect computers in a network, such as coaxial cable, twisted-pair wire, and optical fiber cable. It is also known as links, channels, or lines.</text:p>
      <text:h text:style-name="P1" text:outline-level="3">Access points</text:h>
      <text:p text:style-name="P10">Access points allow devices to connect to the wireless network without cables. A wireless network allows you to bring new devices and provides flexible support to mobile users.</text:p>
      <text:h text:style-name="P1" text:outline-level="3">Shared Data:</text:h>
      <text:p text:style-name="P10">Shared data are data which is shared between the clients such as data files, printer access programs, and email.</text:p>
      <text:h text:style-name="P1" text:outline-level="3">Network Interface Card:</text:h>
      <text:p text:style-name="P10">Network Interface card sends, receives data, and controls data flow between the computer and the network.</text:p>
      <text:h text:style-name="P1" text:outline-level="3">Local Operating System:</text:h>
      <text:p text:style-name="P10">A local OS which helps personal computers to access files, print to a local printer and uses one or more disk and CD drives which are located on the computer.</text:p>
      <text:h text:style-name="P1" text:outline-level="3">Network Operating System:</text:h>
      <text:p text:style-name="P10">The network operating system is a program which runs on computers and servers. It allows the computers to communicate via network.</text:p>
      <text:h text:style-name="P1" text:outline-level="3"><text:soft-page-break/>Protocol:</text:h>
      <text:p text:style-name="P10">A protocol is the set of defined rules that allows two entities to communicate across the network. Some standard protocols used for this purpose are IP, TCP, UDP, FTP, etc.</text:p>
      <text:h text:style-name="P1" text:outline-level="3">Hub:</text:h>
      <text:p text:style-name="P10">Hub is a device that splits network connection into multiple computers. It acts a distribution center so whenever a computer requests any information from a computer or from the network it sends the request to the hub through a cable. The hub will receive the request and transmit it to the entire network.</text:p>
      <text:h text:style-name="P2" text:outline-level="3">LAN Cable : </text:h>
      <text:h text:style-name="P2" text:outline-level="3">Local Area Network(LAN) cable is also called as Ethernet or data cable. It is used for connecting a device to the internet.</text:h>
      <text:p text:style-name="P4"/>
      <text:h text:style-name="P3" text:outline-level="3"><text:span text:style-name="T3">OSI:</text:span><text:span text:style-name="T1"> </text:span></text:h>
      <text:h text:style-name="P3" text:outline-level="3"><text:span text:style-name="T2">OSI </text:span><text:span text:style-name="T3">stands for Open Systems Interconnection. It is a reference model which allows you to specify standards for communications.</text:span></text:h>
      <text:p text:style-name="P5"/>
      <text:p text:style-name="P6">The OSI model is the primary architectural model for networks. </text:p>
      <text:p text:style-name="P6">• It describes how data and network information are communicated from an application on one computer through the network media to an application on another computer. • The OSI reference model breaks this approach into 7 layers.</text:p>
      <text:p text:style-name="P6">7 APPLICATION </text:p>
      <text:p text:style-name="P6">6 PRESENTATION </text:p>
      <text:p text:style-name="P6">5 SESSION </text:p>
      <text:p text:style-name="P6">4 TRANSPORT </text:p>
      <text:p text:style-name="P6">3 NETWORK </text:p>
      <text:p text:style-name="P6">2 DATALINK </text:p>
      <text:p text:style-name="P6">1 PHYSICAL</text:p>
      <text:p text:style-name="P6"/>
      <text:p text:style-name="P9">Each layer is a packegs of protocol</text:p>
      <text:p text:style-name="P8"><text:span text:style-name="T14">Application</text:span> : <text:s/></text:p>
      <text:p text:style-name="P9"><text:tab/>it includes application layer protocols that are needs application work correctly in network and on internet</text:p>
      <text:p text:style-name="P7"><text:tab/><text:span text:style-name="T14">used by network applications ( computer application used internet )</text:span></text:p>
      <text:p text:style-name="P7"><text:tab/><text:span text:style-name="T14">web browser is network application running on application layer protocol over http and https ports.</text:span><text:tab/></text:p>
      <text:p text:style-name="P7"><text:tab/><text:span text:style-name="T14">in Application layer list of ports</text:span></text:p>
      <text:p text:style-name="P7"><text:tab/><text:span text:style-name="T14">http : 80 <text:tab/><text:tab/><text:tab/>https: 443</text:span></text:p>
      <text:p text:style-name="P7"><text:tab/><text:span text:style-name="T14">FTP : 20 data, 21 command<text:tab/>IRC – 194</text:span></text:p>
      <text:p text:style-name="P7"><text:tab/><text:span text:style-name="T14">NFS – 2049<text:tab/><text:tab/><text:tab/>NNTP -119 TCP</text:span></text:p>
      <text:p text:style-name="P7"><text:tab/><text:span text:style-name="T14">DHCP – 67 UDP<text:tab/><text:tab/><text:tab/>SNMP -161</text:span></text:p>
      <text:p text:style-name="P9"><text:tab/>TELNET – 23<text:tab/><text:tab/><text:tab/>POP3 – 110</text:p>
      <text:p text:style-name="P24"/>
      <text:p text:style-name="P24">Service in Application layer</text:p>
      <text:p text:style-name="P24">File transter by FTP , Web surfing by http or https , email by smtp, virtual terminals by telnet</text:p>
      <text:p text:style-name="P24"/>
      <text:p text:style-name="P24"><text:soft-page-break/>Presentation Layer : </text:p>
      <text:p text:style-name="P24">it receive data from application layer in form of char and numbers <text:s/>and it will convert into machine understand Code</text:p>
      <text:p text:style-name="P24"/>
      <text:p text:style-name="P24">eg: ASCII – EBDIC</text:p>
      <text:p text:style-name="P24"/>
      <text:p text:style-name="P24">it also reduces the number of it which called data compression and it can be lossy or lossless</text:p>
      <text:p text:style-name="P24"/>
      <text:p text:style-name="P24">data compression help to send file faster</text:p>
      <text:p text:style-name="P24"/>
      <text:p text:style-name="P24">used in real time audio and video</text:p>
      <text:p text:style-name="P24"/>
      <text:p text:style-name="P24">integrity it encrypt the data from sender side and receiver side decryption by SSL (Secure sockets layer ) protocol</text:p>
      <text:p text:style-name="P24"/>
      <text:p text:style-name="P24"/>
      <text:p text:style-name="P24">Session layer : it is just like a helper</text:p>
      <text:p text:style-name="P24"/>
      <text:p text:style-name="P24"><text:tab/>it helps to setting up and managing connection and enabling sending and receiving <text:s/>of data followed by termination of connection or sessions.</text:p>
      <text:p text:style-name="P24"/>
      <text:p text:style-name="P24">It use APIs as helpers</text:p>
      <text:p text:style-name="P24"/>
      <text:p text:style-name="P24">NETBIOS <text:s/>- basic IO System which helps to communicate</text:p>
      <text:p text:style-name="P24"/>
      <text:p text:style-name="P24">it performs some functionality <text:s/>on server when computer send some request (before take any action):</text:p>
      <text:p text:style-name="P24"/>
      <text:p text:style-name="P24">Authnication : it authnicate crediential enter by user is correct or not</text:p>
      <text:p text:style-name="P24">Authrization : it checks what user is accessing it have that permissions or not</text:p>
      <text:p text:style-name="P24"/>
      <text:p text:style-name="P24">it tracks all files which are downloading and sending to a request</text:p>
      <text:p text:style-name="P24"/>
      <text:p text:style-name="P24">it transmit data in data packets format</text:p>
      <text:p text:style-name="P24"/>
      <text:p text:style-name="P24"/>
      <text:p text:style-name="P24">Web browsers perform Sessions kayer -&gt; presentation layer -&gt; Application layer</text:p>
      <text:p text:style-name="P25"/>
      <text:p text:style-name="P24"/>
      <text:p text:style-name="P24">Transport layer : </text:p>
      <text:p text:style-name="P24"><text:tab/>it checks the reliablity of communication through </text:p>
      <text:p text:style-name="P24"><text:tab/><text:tab/>Segmentation</text:p>
      <text:p text:style-name="P24"><text:tab/><text:tab/>flow control</text:p>
      <text:p text:style-name="P24"><text:tab/><text:tab/>error control</text:p>
      <text:p text:style-name="P24"/>
      <text:p text:style-name="P24"><text:tab/>Segementation: the breaks data in small data units which contains</text:p>
      <text:p text:style-name="P24"><text:tab/><text:tab/>port number : <text:s/>it directs the correct application</text:p>
      <text:p text:style-name="P24"><text:tab/><text:tab/>sequence number : to reassmable segments in correct order to form a correct message</text:p>
      <text:p text:style-name="P24"/>
      <text:p text:style-name="P24"><text:tab/>flow control: gives info for <text:s/>amount of data transmitted</text:p>
      <text:p text:style-name="P24"><text:tab/>Error control : it gives automation repeat request if the data missing</text:p>
      <text:p text:style-name="P24"><text:tab/><text:tab/><text:tab/>checksum – it contains info regarding received currpted seqments</text:p>
      <text:p text:style-name="P24"/>
      <text:p text:style-name="P24">protocal are in this layer:</text:p>
      <text:p text:style-name="P24">TCP – transmission control protocol</text:p>
      <text:p text:style-name="P24">UDP – User da<text:span text:style-name="T15">tagram protocol </text:span></text:p>
      <text:p text:style-name="P24"/>
      <text:p text:style-name="P26">services :</text:p>
      <text:p text:style-name="P26">connection oriented transmission by tcp </text:p>
      <text:p text:style-name="P26">connection less transmission <text:s/>by udp</text:p>
      <text:p text:style-name="P26"/>
      <text:p text:style-name="P26">udp is much faster than tcp beacause it not gives feedback regarding packets </text:p>
      <text:p text:style-name="P26"/>
      <text:p text:style-name="P26">videogames voiceover TFTP, DNS – UDP</text:p>
      <text:p text:style-name="P26"/>
      <text:p text:style-name="P26">www, FTP, email – TCP</text:p>
      <text:p text:style-name="P26"><text:soft-page-break/>Network layer : <text:s/></text:p>
      <text:p text:style-name="P26"><text:tab/>it receive data from transport layer to network layer in form of data segments</text:p>
      <text:p text:style-name="P26"><text:tab/></text:p>
      <text:p text:style-name="P26"><text:tab/>it work for transmission from one computer to another located in different network</text:p>
      <text:p text:style-name="P26"/>
      <text:p text:style-name="P26"><text:tab/>it transmit data in packets format</text:p>
      <text:p text:style-name="P26"><text:tab/>this the layer where router resides</text:p>
      <text:p text:style-name="P26"/>
      <text:p text:style-name="P26"><text:tab/>Functioning :</text:p>
      <text:p text:style-name="P26"><text:tab/><text:tab/>logical addressing : ip addressing done in this part it assign sender and receiver ip in a segment it called ip packets</text:p>
      <text:p text:style-name="P26"/>
      <text:p text:style-name="P26">routing : it done based on logical addressing format and moves data packets from source to destination</text:p>
      <text:p text:style-name="P26"/>
      <text:p text:style-name="P26">(ipv4 or ipv6 + mask ) helps to routing decisions</text:p>
      <text:p text:style-name="P26"/>
      <text:p text:style-name="P26">in mask first three combitions tells about network and last give info about host</text:p>
      <text:p text:style-name="P26"/>
      <text:p text:style-name="P26">225.225.225.0</text:p>
      <text:p text:style-name="P26">192.50.10.0 </text:p>
      <text:p text:style-name="P26"/>
      <text:p text:style-name="P26"><text:tab/>path determination : best possible path from source to destination</text:p>
      <text:p text:style-name="P26"><text:tab/><text:tab/>by </text:p>
      <text:p text:style-name="P26"><text:tab/><text:tab/>OSPF – open shortest path first</text:p>
      <text:p text:style-name="P26"><text:tab/><text:tab/>BGP – border gateway protocol</text:p>
      <text:p text:style-name="P26"><text:tab/><text:tab/>IS-IS – intermediate connection to intermediate connection</text:p>
      <text:p text:style-name="P26"/>
      <text:p text:style-name="P26"/>
      <text:p text:style-name="P26">Data Link Layer :</text:p>
      <text:p text:style-name="P26"><text:tab/><text:span text:style-name="T16">receive from data packets from network layer to data link layer</text:span></text:p>
      <text:p text:style-name="P26"><text:tab/></text:p>
      <text:p text:style-name="P27">Logical Addressing done in network layer</text:p>
      <text:p text:style-name="P27">phycial addressing done in data link layer </text:p>
      <text:p text:style-name="P27">here it store mac address of sender and receiver to form a data frame</text:p>
      <text:p text:style-name="P27"/>
      <text:p text:style-name="P27">frame is emmedded as software in network interface card of connection</text:p>
      <text:p text:style-name="P27">provide means to transfer data from one compueter to another with electionic media <text:s/>or local media </text:p>
      <text:p text:style-name="P27"/>
      <text:p text:style-name="P27">media means physical links</text:p>
      <text:p text:style-name="P27"/>
      <text:p text:style-name="P27">upper layer access the media using framing and control how data is placed and received from media using technique of media access control and error control </text:p>
      <text:p text:style-name="P27"/>
      <text:p text:style-name="P27">if two or more devices connected into same media and send the data at same time then it called data collizion of two messages</text:p>
      <text:p text:style-name="P30"><text:span text:style-name="T13">to secure this data link layer keeps eyes on when shared media is free by CSMA(</text:span><text:span text:style-name="T4">Carrier Sense Multiple Access</text:span><text:span text:style-name="T13">)</text:span></text:p>
      <text:p text:style-name="P27"/>
      <text:p text:style-name="P27">Seqments </text:p>
      <text:p text:style-name="P27">Data – (transport) <text:s/>----&gt; packet ( Sip|Dip|Seqment) (in network layer) -------&gt; Smac|Dmac|packet|FCS (DATA LINK LAYER)</text:p>
      <text:p text:style-name="P27"/>
      <text:p text:style-name="P27"/>
      <text:p text:style-name="P27">Physical layer : it collets the data in binary sequence from data link layer and convert into signals and transmit into media</text:p>
      <text:p text:style-name="P27"/>
      <text:p text:style-name="P27"/>
      <text:p text:style-name="P27"/>
      <text:p text:style-name="P27"/>
      <text:p text:style-name="P27"/>
      <text:p text:style-name="P27"/>
      <text:p text:style-name="P27"/>
      <text:p text:style-name="P27"/>
      <text:p text:style-name="P27"/>
      <text:p text:style-name="P27"><text:soft-page-break/></text:p>
      <text:p text:style-name="P28">ARP :</text:p>
      <text:p text:style-name="P32"><text:span text:style-name="T17"><text:tab/></text:span><text:span text:style-name="T5">The acronym ARP stands for </text:span><text:span text:style-name="Strong_20_Emphasis"><text:span text:style-name="T6">Address Resolution Protocol</text:span></text:span><text:span text:style-name="T5">which is one of the most important protocols of the Network layer in the OSI model.</text:span><text:span text:style-name="T19"><text:line-break/></text:span><text:span text:style-name="T5">ARP finds the hardware address, also known as Media Access Control (MAC) address, of a host from its known IP address.</text:span></text:p>
      <text:p text:style-name="P27"/>
      <text:p text:style-name="P28">IP <text:s/>-&gt; ARP -&gt; MAC</text:p>
      <text:p text:style-name="P28"/>
      <text:p text:style-name="P29">arp -a is a command which gives info arp cache</text:p>
      <text:p text:style-name="P29"/>
      <text:p text:style-name="P33"><text:span text:style-name="T18">RARP : </text:span><text:span text:style-name="T7">Reverse Address Resolution Protocol</text:span></text:p>
      <text:p text:style-name="P34">The RARP is on the Network Access Layer and is employed to send data between two points in a very network.</text:p>
      <text:p text:style-name="P29"/>
      <text:p text:style-name="P31"><text:span text:style-name="T8">RARP is used to convert the Ethernet address to an IP address.</text:span><text:line-break/><text:span text:style-name="T8">It is available for the LAN technologies like FDDI, token ring LANs, etc.</text:span></text:p>
      <text:p text:style-name="P29"/>
      <text:h text:style-name="P40" text:outline-level="3">DHCP (Dynamic Host Configuration Protocol) :</text:h>
      <text:p text:style-name="P37"/>
      <text:p text:style-name="P37">DHCP is a network protocol that is used to assign various network parameters to a device. This greatly simplifies administration of a network, since there is no need to assign static network parameters for each device.</text:p>
      <text:p text:style-name="P38">DHCP port number for server is 67 and for the client is 68. It is a Client server protocol which uses UDP services. IP address is assigned from a pool of addresses.</text:p>
      <text:p text:style-name="P22">DHCP is a client-server protocol. A client is a device that is configured to use DHCP to request network parameters from a DHCP server. DHCP server maintains a pool of available IP addresses and assignes one of them to the host. A DHCP server can also provide some other parameters, such as:</text:p>
      <text:list xml:id="list247548885" text:style-name="L1">
        <text:list-item>
          <text:p text:style-name="P41"><text:s/>subnet mask</text:p>
        </text:list-item>
        <text:list-item>
          <text:p text:style-name="P42"><text:s/>default gateway</text:p>
        </text:list-item>
        <text:list-item>
          <text:p text:style-name="P43"><text:s/>domain name</text:p>
        </text:list-item>
        <text:list-item>
          <text:p text:style-name="P43"><text:s/>DNS server</text:p>
        </text:list-item>
      </text:list>
      <text:h text:style-name="P39" text:outline-level="3">DNS (Domain Name System)</text:h>
      <text:p text:style-name="P21">DNS is a network protocol used to translate hostnames into IP addresses. DNS is not required to establish a network connection, but it is much more user friendly for human users than the numeric addressing scheme.</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5:31:20.632332740</meta:creation-date>
    <meta:editing-duration>PT22H37M14S</meta:editing-duration>
    <meta:editing-cycles>2</meta:editing-cycles>
    <meta:generator>LibreOffice/6.4.7.2$Linux_X86_64 LibreOffice_project/40$Build-2</meta:generator>
    <dc:date>2022-03-17T14:19:50.133385966</dc:date>
    <meta:document-statistic meta:table-count="0" meta:image-count="0" meta:object-count="0" meta:page-count="5" meta:paragraph-count="145" meta:word-count="1603" meta:character-count="9581" meta:non-whitespace-character-count="8016"/>
  </office:meta>
</office:document-meta>
</file>